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0" calcext:value-type="float">
            <text:p>790</text:p>
          </table:table-cell>
          <table:table-cell table:style-name="ce7" table:formula="of:=COUNTIF([.B7:.B999];&quot;X&quot;)" office:value-type="float" office:value="669" calcext:value-type="float">
            <text:p>669</text:p>
          </table:table-cell>
          <table:table-cell table:style-name="ce7" table:formula="of:=COUNTIF([.C7:.C999];&quot;X&quot;)" office:value-type="float" office:value="15" calcext:value-type="float">
            <text:p>15</text:p>
          </table:table-cell>
          <table:table-cell table:style-name="ce7" table:formula="of:=COUNTIF([.D7:.D999];&quot;X&quot;)" office:value-type="float" office:value="63" calcext:value-type="float">
            <text:p>63</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41" calcext:value-type="float">
            <text:p>8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16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0">00/00/0000</text:date>, <text:time style:data-style-name="N2" text:time-value="19:11:26.4680798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0T19:12:24.226724313</dc:date>
    <meta:editing-duration>PT22H19M8S</meta:editing-duration>
    <meta:editing-cycles>778</meta:editing-cycles>
    <meta:document-statistic meta:table-count="1" meta:cell-count="4754" meta:object-count="0"/>
  </office:meta>
</office:document-meta>
</file>